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662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13.25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093be" officeooo:paragraph-rsid="001093be"/>
    </style:style>
    <style:style style:name="P4" style:family="paragraph" style:parent-style-name="Standard">
      <style:text-properties officeooo:rsid="001093be" officeooo:paragraph-rsid="001093b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1093be" officeooo:paragraph-rsid="001b7d8c"/>
    </style:style>
    <style:style style:name="T1" style:family="text">
      <style:text-properties officeooo:rsid="001104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7d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tfacl -d -<text:span text:style-name="T1">m</text:span> group:karthi:rwx /home/karthi/testing/</text:p>
      <text:p text:style-name="P3"/>
      <text:p text:style-name="P3">setfacl -bn /home/karthi/testing/</text:p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/></text:p>
          </table:table-cell>
          <table:table-cell table:style-name="Table1.A1" office:value-type="string">
            <text:p text:style-name="P1">This is a typical job for ACLs :-)</text:p>
            <text:h text:style-name="Heading_20_2" text:outline-level="2">Your example</text:h>
            <text:p text:style-name="P2"><text:span text:style-name="Source_20_Text"><text:span text:style-name="T2">$ mkdir /tmp/foo</text:span></text:span></text:p>
            <text:p text:style-name="P1">Set the permissions for the directory itself</text:p>
            <text:p text:style-name="P2"><text:span text:style-name="Source_20_Text"><text:span text:style-name="T2">$ setfacl -m g::rwx -m o::rx <text:s/>/tmp/foo</text:span></text:span></text:p>
            <text:p text:style-name="P1">Set the permissions for the newly created directory and files in that directory.</text:p>
            <text:p text:style-name="P2"><text:span text:style-name="Source_20_Text"><text:span text:style-name="T2">$ setfacl -m default:g::rwx -m o::rx <text:s/>/tmp/foo</text:span></text:span></text:p>
            <text:p text:style-name="P1">Test</text:p>
            <text:p text:style-name="Preformatted_20_Text"><text:span text:style-name="Source_20_Text">$ </text:span><text:span text:style-name="Source_20_Text"><text:span text:style-name="T2">mkdir /tmp/foo/bar</text:span></text:span></text:p>
            <text:p text:style-name="Preformatted_20_Text"><text:span text:style-name="Source_20_Text"><text:span text:style-name="T2">$ touch /tmp/foo/bar/baz.py</text:span></text:span></text:p>
            <text:p text:style-name="Preformatted_20_Text"><text:span text:style-name="Source_20_Text"><text:span text:style-name="T2">$ ls -ld /tmp/foo/bar /tmp/foo/bar/baz.py</text:span></text:span></text:p>
            <text:p text:style-name="Preformatted_20_Text"><text:span text:style-name="Source_20_Text">drwxrwxr-x+ 2 jdoe jdoe 4096 Mar 10 00:06 /tmp/foo/bar</text:span></text:p>
            <text:p text:style-name="P2"><text:span text:style-name="Source_20_Text">-rw-rw-r-- <text:s/>1 jdoe jdoe <text:s text:c="3"/>0 Mar 10 00:06 /tmp/foo/bar/baz.py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5"><text:span text:style-name="Source_20_Text"><text:span text:style-name="T3">sudo </text:span></text:span><text:span text:style-name="Source_20_Text"><text:span text:style-name="T2">setfacl -m default:g::rwx -m o::r</text:span></text:span><text:span text:style-name="Source_20_Text"><text:span text:style-name="T3">w</text:span></text:span><text:span text:style-name="Source_20_Text"><text:span text:style-name="T2">x -</text:span></text:span><text:span text:style-name="Source_20_Text"><text:span text:style-name="T3">m u::rwx</text:span></text:span><text:span text:style-name="Source_20_Text"><text:span text:style-name="T2"> /</text:span></text:span><text:span text:style-name="Source_20_Text"><text:span text:style-name="T3">home/ubuntu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2:57:50.146138792</meta:creation-date>
    <dc:date>2019-01-08T09:11:01.788271211</dc:date>
    <meta:editing-duration>PT22M10S</meta:editing-duration>
    <meta:editing-cycles>5</meta:editing-cycles>
    <meta:generator>LibreOffice/6.0.6.2$Linux_X86_64 LibreOffice_project/00m0$Build-2</meta:generator>
    <meta:document-statistic meta:table-count="1" meta:image-count="0" meta:object-count="0" meta:page-count="1" meta:paragraph-count="17" meta:word-count="94" meta:character-count="627" meta:non-whitespace-character-count="542"/>
  </office:meta>
</office:document-meta>
</file>